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220720291" calcext:value-type="float">
            <text:p>1,220720291</text:p>
          </table:table-cell>
          <table:table-cell office:value-type="float" office:value="0.5488052964" calcext:value-type="float">
            <text:p>0,5488052964</text:p>
          </table:table-cell>
          <table:table-cell office:value-type="float" office:value="0.002179304138" calcext:value-type="float">
            <text:p>0,0021793041</text:p>
          </table:table-cell>
          <table:table-cell office:value-type="float" office:value="0.0001277523115" calcext:value-type="float">
            <text:p>0,000127752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8545" calcext:value-type="float">
            <text:p>68545</text:p>
          </table:table-cell>
          <table:table-cell office:value-type="float" office:value="1.167396784" calcext:value-type="float">
            <text:p>1,167396784</text:p>
          </table:table-cell>
          <table:table-cell office:value-type="float" office:value="0.583466053" calcext:value-type="float">
            <text:p>0,583466053</text:p>
          </table:table-cell>
          <table:table-cell office:value-type="float" office:value="0.001862599747" calcext:value-type="float">
            <text:p>0,0018625997</text:p>
          </table:table-cell>
          <table:table-cell table:style-name="ce1" office:value-type="float" office:value="0.00003725199349" calcext:value-type="float">
            <text:p>3,73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9046" calcext:value-type="float">
            <text:p>69046</text:p>
          </table:table-cell>
          <table:table-cell office:value-type="float" office:value="1.088444114" calcext:value-type="float">
            <text:p>1,088444114</text:p>
          </table:table-cell>
          <table:table-cell office:value-type="float" office:value="0.5842801929" calcext:value-type="float">
            <text:p>0,5842801929</text:p>
          </table:table-cell>
          <table:table-cell office:value-type="float" office:value="0.0003032611567" calcext:value-type="float">
            <text:p>0,0003032612</text:p>
          </table:table-cell>
          <table:table-cell table:style-name="ce1" office:value-type="float" office:value="0.00000739661391" calcext:value-type="float">
            <text:p>7,40E-00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9142" calcext:value-type="float">
            <text:p>69142</text:p>
          </table:table-cell>
          <table:table-cell office:value-type="float" office:value="1.135665774" calcext:value-type="float">
            <text:p>1,135665774</text:p>
          </table:table-cell>
          <table:table-cell office:value-type="float" office:value="0.5814261436" calcext:value-type="float">
            <text:p>0,5814261436</text:p>
          </table:table-cell>
          <table:table-cell office:value-type="float" office:value="0.000908526883" calcext:value-type="float">
            <text:p>0,0009085269</text:p>
          </table:table-cell>
          <table:table-cell table:style-name="ce1" office:value-type="float" office:value="0.00002215919085" calcext:value-type="float">
            <text:p>2,22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9464" calcext:value-type="float">
            <text:p>69464</text:p>
          </table:table-cell>
          <table:table-cell office:value-type="float" office:value="1.044577837" calcext:value-type="float">
            <text:p>1,044577837</text:p>
          </table:table-cell>
          <table:table-cell office:value-type="float" office:value="0.598092556" calcext:value-type="float">
            <text:p>0,598092556</text:p>
          </table:table-cell>
          <table:table-cell office:value-type="float" office:value="0.0003308288287" calcext:value-type="float">
            <text:p>0,0003308288</text:p>
          </table:table-cell>
          <table:table-cell table:style-name="ce1" office:value-type="float" office:value="0.000007351751719" calcext:value-type="float">
            <text:p>7,35E-00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9550" calcext:value-type="float">
            <text:p>69550</text:p>
          </table:table-cell>
          <table:table-cell office:value-type="float" office:value="1.052823544" calcext:value-type="float">
            <text:p>1,052823544</text:p>
          </table:table-cell>
          <table:table-cell office:value-type="float" office:value="0.5985694528" calcext:value-type="float">
            <text:p>0,5985694528</text:p>
          </table:table-cell>
          <table:table-cell office:value-type="float" office:value="0.0005286654341" calcext:value-type="float">
            <text:p>0,0005286654</text:p>
          </table:table-cell>
          <table:table-cell table:style-name="ce1" office:value-type="float" office:value="0.000007342575373" calcext:value-type="float">
            <text:p>7,34E-00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9795" calcext:value-type="float">
            <text:p>69795</text:p>
          </table:table-cell>
          <table:table-cell office:value-type="float" office:value="1.141035438" calcext:value-type="float">
            <text:p>1,141035438</text:p>
          </table:table-cell>
          <table:table-cell office:value-type="float" office:value="0.5867043734" calcext:value-type="float">
            <text:p>0,5867043734</text:p>
          </table:table-cell>
          <table:table-cell office:value-type="float" office:value="0.0004316809936" calcext:value-type="float">
            <text:p>0,000431681</text:p>
          </table:table-cell>
          <table:table-cell table:style-name="ce1" office:value-type="float" office:value="0.00001463325407" calcext:value-type="float">
            <text:p>1,46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9974" calcext:value-type="float">
            <text:p>69974</text:p>
          </table:table-cell>
          <table:table-cell office:value-type="float" office:value="1.055413961" calcext:value-type="float">
            <text:p>1,055413961</text:p>
          </table:table-cell>
          <table:table-cell office:value-type="float" office:value="0.5934393406" calcext:value-type="float">
            <text:p>0,5934393406</text:p>
          </table:table-cell>
          <table:table-cell office:value-type="float" office:value="0.0004013719736" calcext:value-type="float">
            <text:p>0,000401372</text:p>
          </table:table-cell>
          <table:table-cell table:style-name="ce1" office:value-type="float" office:value="0.000007297672255" calcext:value-type="float">
            <text:p>7,30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0199" calcext:value-type="float">
            <text:p>70199</text:p>
          </table:table-cell>
          <table:table-cell office:value-type="float" office:value="1.038091183" calcext:value-type="float">
            <text:p>1,038091183</text:p>
          </table:table-cell>
          <table:table-cell office:value-type="float" office:value="0.5991617441" calcext:value-type="float">
            <text:p>0,5991617441</text:p>
          </table:table-cell>
          <table:table-cell office:value-type="float" office:value="0.0001527550485" calcext:value-type="float">
            <text:p>0,000152755</text:p>
          </table:table-cell>
          <table:table-cell table:style-name="ce1" office:value-type="float" office:value="0.000007274049949" calcext:value-type="float">
            <text:p>7,27E-00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0247" calcext:value-type="float">
            <text:p>70247</text:p>
          </table:table-cell>
          <table:table-cell office:value-type="float" office:value="1.226798415" calcext:value-type="float">
            <text:p>1,226798415</text:p>
          </table:table-cell>
          <table:table-cell office:value-type="float" office:value="0.5983223915" calcext:value-type="float">
            <text:p>0,5983223915</text:p>
          </table:table-cell>
          <table:table-cell office:value-type="float" office:value="0.000741451513" calcext:value-type="float">
            <text:p>0,0007414515</text:p>
          </table:table-cell>
          <table:table-cell table:style-name="ce1" office:value-type="float" office:value="0.00001453826462" calcext:value-type="float">
            <text:p>1,45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170967341" calcext:value-type="float">
            <text:p>1,1170967341</text:p>
          </table:table-cell>
          <table:table-cell table:formula="of:=AVERAGE([.D2:.D11])" office:value-type="float" office:value="0.58722675443" calcext:value-type="float">
            <text:p>0,5872267544</text:p>
          </table:table-cell>
          <table:table-cell table:formula="of:=AVERAGE([.E2:.E11])" office:value-type="float" office:value="0.00078404457162" calcext:value-type="float">
            <text:p>0,0007840446</text:p>
          </table:table-cell>
          <table:table-cell table:formula="of:=AVERAGE([.F2:.F11])" office:value-type="float" office:value="0.0000252997677736" calcext:value-type="float">
            <text:p>2,52997677736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9T18:54:54.312957744</dc:date>
    <meta:document-statistic meta:table-count="1" meta:cell-count="70" meta:object-count="0"/>
    <meta:generator>LibreOffice/4.1.4.2$Linux_X86_64 LibreOffice_project/410m0$Build-2</meta:generator>
  </office:meta>
</office:document-meta>
</file>